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outForm.setCheckOut( boolean check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Form.validate( ActionMapping mapping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outForm.is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